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6pt" svg:x="23.41pt" svg:y="383.98pt">
            <draw:object draw:notify-on-update-of-ranges="Sheet1.A8:Sheet1.A28 Sheet1.B8:Sheet1.B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673.54pt" svg:y="33.87pt">
            <draw:object draw:notify-on-update-of-ranges="Sheet1.A8:Sheet1.A28 Sheet1.E7:Sheet1.E7 Sheet1.E8:Sheet1.E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46pt" svg:height="255.26pt" svg:x="677.45pt" svg:y="307.19pt">
            <draw:object draw:notify-on-update-of-ranges="Sheet1.C8:Sheet1.C28 Sheet1.C7:Sheet1.C7 Sheet1.A8:Sheet1.A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VDO 300F sender curve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Vref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re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For Rdivider metho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re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For Isrc method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emp</text:p>
          </table:table-cell>
          <table:table-cell table:style-name="ce1" office:value-type="string" calcext:value-type="string">
            <text:p>Resistance</text:p>
          </table:table-cell>
          <table:table-cell office:value-type="string" calcext:value-type="string">
            <text:p>Vout (Isrc)</text:p>
          </table:table-cell>
          <table:table-cell office:value-type="string" calcext:value-type="string">
            <text:p>Iout (Isrc)</text:p>
          </table:table-cell>
          <table:table-cell office:value-type="string" calcext:value-type="string">
            <text:p>Vout (Rdiv)</text:p>
          </table:table-cell>
          <table:table-cell office:value-type="string" calcext:value-type="string">
            <text:p>Iout (Rdiv)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22" calcext:value-type="float">
            <text:p>322</text:p>
          </table:table-cell>
          <table:table-cell table:formula="of:=[.$C$5]/1000*[.B8]" office:value-type="float" office:value="1.61" calcext:value-type="float">
            <text:p>1.61</text:p>
          </table:table-cell>
          <table:table-cell table:formula="of:=[.$C$5]" office:value-type="float" office:value="5" calcext:value-type="float">
            <text:p>5</text:p>
          </table:table-cell>
          <table:table-cell table:formula="of:=[.$C$3]*([.B8]/([.B8]+[.$C$4]))" office:value-type="float" office:value="2.51800947867299" calcext:value-type="float">
            <text:p>2.51800947867299</text:p>
          </table:table-cell>
          <table:table-cell table:formula="of:=1000*[.$C$3]/([.$C$4]+[.B8])" office:value-type="float" office:value="7.81990521327014" calcext:value-type="float">
            <text:p>7.81990521327014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66" calcext:value-type="float">
            <text:p>266</text:p>
          </table:table-cell>
          <table:table-cell table:formula="of:=[.$C$5]/1000*[.B9]" office:value-type="float" office:value="1.33" calcext:value-type="float">
            <text:p>1.33</text:p>
          </table:table-cell>
          <table:table-cell table:formula="of:=[.$C$5]" office:value-type="float" office:value="5" calcext:value-type="float">
            <text:p>5</text:p>
          </table:table-cell>
          <table:table-cell table:formula="of:=[.$C$3]*([.B9]/([.B9]+[.$C$4]))" office:value-type="float" office:value="2.3983606557377" calcext:value-type="float">
            <text:p>2.3983606557377</text:p>
          </table:table-cell>
          <table:table-cell table:formula="of:=1000*[.$C$3]/([.$C$4]+[.B9])" office:value-type="float" office:value="9.01639344262295" calcext:value-type="float">
            <text:p>9.01639344262295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21" calcext:value-type="float">
            <text:p>221</text:p>
          </table:table-cell>
          <table:table-cell table:formula="of:=[.$C$5]/1000*[.B10]" office:value-type="float" office:value="1.105" calcext:value-type="float">
            <text:p>1.105</text:p>
          </table:table-cell>
          <table:table-cell table:formula="of:=[.$C$5]" office:value-type="float" office:value="5" calcext:value-type="float">
            <text:p>5</text:p>
          </table:table-cell>
          <table:table-cell table:formula="of:=[.$C$3]*([.B10]/([.B10]+[.$C$4]))" office:value-type="float" office:value="2.27196261682243" calcext:value-type="float">
            <text:p>2.27196261682243</text:p>
          </table:table-cell>
          <table:table-cell table:formula="of:=1000*[.$C$3]/([.$C$4]+[.B10])" office:value-type="float" office:value="10.2803738317757" calcext:value-type="float">
            <text:p>10.2803738317757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85" calcext:value-type="float">
            <text:p>185</text:p>
          </table:table-cell>
          <table:table-cell table:formula="of:=[.$C$5]/1000*[.B11]" office:value-type="float" office:value="0.925" calcext:value-type="float">
            <text:p>0.925</text:p>
          </table:table-cell>
          <table:table-cell table:formula="of:=[.$C$5]" office:value-type="float" office:value="5" calcext:value-type="float">
            <text:p>5</text:p>
          </table:table-cell>
          <table:table-cell table:formula="of:=[.$C$3]*([.B11]/([.B11]+[.$C$4]))" office:value-type="float" office:value="2.14210526315789" calcext:value-type="float">
            <text:p>2.14210526315789</text:p>
          </table:table-cell>
          <table:table-cell table:formula="of:=1000*[.$C$3]/([.$C$4]+[.B11])" office:value-type="float" office:value="11.5789473684211" calcext:value-type="float">
            <text:p>11.5789473684211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5" calcext:value-type="float">
            <text:p>155</text:p>
          </table:table-cell>
          <table:table-cell table:formula="of:=[.$C$5]/1000*[.B12]" office:value-type="float" office:value="0.775" calcext:value-type="float">
            <text:p>0.775</text:p>
          </table:table-cell>
          <table:table-cell table:formula="of:=[.$C$5]" office:value-type="float" office:value="5" calcext:value-type="float">
            <text:p>5</text:p>
          </table:table-cell>
          <table:table-cell table:formula="of:=[.$C$3]*([.B12]/([.B12]+[.$C$4]))" office:value-type="float" office:value="2.00588235294118" calcext:value-type="float">
            <text:p>2.00588235294118</text:p>
          </table:table-cell>
          <table:table-cell table:formula="of:=1000*[.$C$3]/([.$C$4]+[.B12])" office:value-type="float" office:value="12.9411764705882" calcext:value-type="float">
            <text:p>12.9411764705882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1" calcext:value-type="float">
            <text:p>131</text:p>
          </table:table-cell>
          <table:table-cell table:formula="of:=[.$C$5]/1000*[.B13]" office:value-type="float" office:value="0.655" calcext:value-type="float">
            <text:p>0.655</text:p>
          </table:table-cell>
          <table:table-cell table:formula="of:=[.$C$5]" office:value-type="float" office:value="5" calcext:value-type="float">
            <text:p>5</text:p>
          </table:table-cell>
          <table:table-cell table:formula="of:=[.$C$3]*([.B13]/([.B13]+[.$C$4]))" office:value-type="float" office:value="1.87142857142857" calcext:value-type="float">
            <text:p>1.87142857142857</text:p>
          </table:table-cell>
          <table:table-cell table:formula="of:=1000*[.$C$3]/([.$C$4]+[.B13])" office:value-type="float" office:value="14.2857142857143" calcext:value-type="float">
            <text:p>14.2857142857143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12" calcext:value-type="float">
            <text:p>112</text:p>
          </table:table-cell>
          <table:table-cell table:formula="of:=[.$C$5]/1000*[.B14]" office:value-type="float" office:value="0.56" calcext:value-type="float">
            <text:p>0.56</text:p>
          </table:table-cell>
          <table:table-cell table:formula="of:=[.$C$5]" office:value-type="float" office:value="5" calcext:value-type="float">
            <text:p>5</text:p>
          </table:table-cell>
          <table:table-cell table:formula="of:=[.$C$3]*([.B14]/([.B14]+[.$C$4]))" office:value-type="float" office:value="1.74339622641509" calcext:value-type="float">
            <text:p>1.74339622641509</text:p>
          </table:table-cell>
          <table:table-cell table:formula="of:=1000*[.$C$3]/([.$C$4]+[.B14])" office:value-type="float" office:value="15.5660377358491" calcext:value-type="float">
            <text:p>15.5660377358491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6" calcext:value-type="float">
            <text:p>96</text:p>
          </table:table-cell>
          <table:table-cell table:formula="of:=[.$C$5]/1000*[.B15]" office:value-type="float" office:value="0.48" calcext:value-type="float">
            <text:p>0.48</text:p>
          </table:table-cell>
          <table:table-cell table:formula="of:=[.$C$5]" office:value-type="float" office:value="5" calcext:value-type="float">
            <text:p>5</text:p>
          </table:table-cell>
          <table:table-cell table:formula="of:=[.$C$3]*([.B15]/([.B15]+[.$C$4]))" office:value-type="float" office:value="1.61632653061224" calcext:value-type="float">
            <text:p>1.61632653061224</text:p>
          </table:table-cell>
          <table:table-cell table:formula="of:=1000*[.$C$3]/([.$C$4]+[.B15])" office:value-type="float" office:value="16.8367346938776" calcext:value-type="float">
            <text:p>16.8367346938776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3" calcext:value-type="float">
            <text:p>83</text:p>
          </table:table-cell>
          <table:table-cell table:formula="of:=[.$C$5]/1000*[.B16]" office:value-type="float" office:value="0.415" calcext:value-type="float">
            <text:p>0.415</text:p>
          </table:table-cell>
          <table:table-cell table:formula="of:=[.$C$5]" office:value-type="float" office:value="5" calcext:value-type="float">
            <text:p>5</text:p>
          </table:table-cell>
          <table:table-cell table:formula="of:=[.$C$3]*([.B16]/([.B16]+[.$C$4]))" office:value-type="float" office:value="1.49672131147541" calcext:value-type="float">
            <text:p>1.49672131147541</text:p>
          </table:table-cell>
          <table:table-cell table:formula="of:=1000*[.$C$3]/([.$C$4]+[.B16])" office:value-type="float" office:value="18.0327868852459" calcext:value-type="float">
            <text:p>18.0327868852459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1" calcext:value-type="float">
            <text:p>71</text:p>
          </table:table-cell>
          <table:table-cell table:formula="of:=[.$C$5]/1000*[.B17]" office:value-type="float" office:value="0.355" calcext:value-type="float">
            <text:p>0.355</text:p>
          </table:table-cell>
          <table:table-cell table:formula="of:=[.$C$5]" office:value-type="float" office:value="5" calcext:value-type="float">
            <text:p>5</text:p>
          </table:table-cell>
          <table:table-cell table:formula="of:=[.$C$3]*([.B17]/([.B17]+[.$C$4]))" office:value-type="float" office:value="1.37017543859649" calcext:value-type="float">
            <text:p>1.37017543859649</text:p>
          </table:table-cell>
          <table:table-cell table:formula="of:=1000*[.$C$3]/([.$C$4]+[.B17])" office:value-type="float" office:value="19.2982456140351" calcext:value-type="float">
            <text:p>19.2982456140351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2" calcext:value-type="float">
            <text:p>62</text:p>
          </table:table-cell>
          <table:table-cell table:formula="of:=[.$C$5]/1000*[.B18]" office:value-type="float" office:value="0.31" calcext:value-type="float">
            <text:p>0.31</text:p>
          </table:table-cell>
          <table:table-cell table:formula="of:=[.$C$5]" office:value-type="float" office:value="5" calcext:value-type="float">
            <text:p>5</text:p>
          </table:table-cell>
          <table:table-cell table:formula="of:=[.$C$3]*([.B18]/([.B18]+[.$C$4]))" office:value-type="float" office:value="1.26296296296296" calcext:value-type="float">
            <text:p>1.26296296296296</text:p>
          </table:table-cell>
          <table:table-cell table:formula="of:=1000*[.$C$3]/([.$C$4]+[.B18])" office:value-type="float" office:value="20.3703703703704" calcext:value-type="float">
            <text:p>20.3703703703704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4" calcext:value-type="float">
            <text:p>54</text:p>
          </table:table-cell>
          <table:table-cell table:formula="of:=[.$C$5]/1000*[.B19]" office:value-type="float" office:value="0.27" calcext:value-type="float">
            <text:p>0.27</text:p>
          </table:table-cell>
          <table:table-cell table:formula="of:=[.$C$5]" office:value-type="float" office:value="5" calcext:value-type="float">
            <text:p>5</text:p>
          </table:table-cell>
          <table:table-cell table:formula="of:=[.$C$3]*([.B19]/([.B19]+[.$C$4]))" office:value-type="float" office:value="1.15714285714286" calcext:value-type="float">
            <text:p>1.15714285714286</text:p>
          </table:table-cell>
          <table:table-cell table:formula="of:=1000*[.$C$3]/([.$C$4]+[.B19])" office:value-type="float" office:value="21.4285714285714" calcext:value-type="float">
            <text:p>21.4285714285714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7" calcext:value-type="float">
            <text:p>47</text:p>
          </table:table-cell>
          <table:table-cell table:formula="of:=[.$C$5]/1000*[.B20]" office:value-type="float" office:value="0.235" calcext:value-type="float">
            <text:p>0.235</text:p>
          </table:table-cell>
          <table:table-cell table:formula="of:=[.$C$5]" office:value-type="float" office:value="5" calcext:value-type="float">
            <text:p>5</text:p>
          </table:table-cell>
          <table:table-cell table:formula="of:=[.$C$3]*([.B20]/([.B20]+[.$C$4]))" office:value-type="float" office:value="1.05510204081633" calcext:value-type="float">
            <text:p>1.05510204081633</text:p>
          </table:table-cell>
          <table:table-cell table:formula="of:=1000*[.$C$3]/([.$C$4]+[.B20])" office:value-type="float" office:value="22.4489795918367" calcext:value-type="float">
            <text:p>22.4489795918367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1" calcext:value-type="float">
            <text:p>41</text:p>
          </table:table-cell>
          <table:table-cell table:formula="of:=[.$C$5]/1000*[.B21]" office:value-type="float" office:value="0.205" calcext:value-type="float">
            <text:p>0.205</text:p>
          </table:table-cell>
          <table:table-cell table:formula="of:=[.$C$5]" office:value-type="float" office:value="5" calcext:value-type="float">
            <text:p>5</text:p>
          </table:table-cell>
          <table:table-cell table:formula="of:=[.$C$3]*([.B21]/([.B21]+[.$C$4]))" office:value-type="float" office:value="0.959574468085106" calcext:value-type="float">
            <text:p>0.959574468085106</text:p>
          </table:table-cell>
          <table:table-cell table:formula="of:=1000*[.$C$3]/([.$C$4]+[.B21])" office:value-type="float" office:value="23.4042553191489" calcext:value-type="float">
            <text:p>23.4042553191489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table:formula="of:=[.$C$5]/1000*[.B22]" office:value-type="float" office:value="0.185" calcext:value-type="float">
            <text:p>0.185</text:p>
          </table:table-cell>
          <table:table-cell table:formula="of:=[.$C$5]" office:value-type="float" office:value="5" calcext:value-type="float">
            <text:p>5</text:p>
          </table:table-cell>
          <table:table-cell table:formula="of:=[.$C$3]*([.B22]/([.B22]+[.$C$4]))" office:value-type="float" office:value="0.891240875912409" calcext:value-type="float">
            <text:p>0.891240875912409</text:p>
          </table:table-cell>
          <table:table-cell table:formula="of:=1000*[.$C$3]/([.$C$4]+[.B22])" office:value-type="float" office:value="24.0875912408759" calcext:value-type="float">
            <text:p>24.0875912408759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2" calcext:value-type="float">
            <text:p>32</text:p>
          </table:table-cell>
          <table:table-cell table:formula="of:=[.$C$5]/1000*[.B23]" office:value-type="float" office:value="0.16" calcext:value-type="float">
            <text:p>0.16</text:p>
          </table:table-cell>
          <table:table-cell table:formula="of:=[.$C$5]" office:value-type="float" office:value="5" calcext:value-type="float">
            <text:p>5</text:p>
          </table:table-cell>
          <table:table-cell table:formula="of:=[.$C$3]*([.B23]/([.B23]+[.$C$4]))" office:value-type="float" office:value="0.8" calcext:value-type="float">
            <text:p>0.8</text:p>
          </table:table-cell>
          <table:table-cell table:formula="of:=1000*[.$C$3]/([.$C$4]+[.B23]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9" calcext:value-type="float">
            <text:p>29</text:p>
          </table:table-cell>
          <table:table-cell table:formula="of:=[.$C$5]/1000*[.B24]" office:value-type="float" office:value="0.145" calcext:value-type="float">
            <text:p>0.145</text:p>
          </table:table-cell>
          <table:table-cell table:formula="of:=[.$C$5]" office:value-type="float" office:value="5" calcext:value-type="float">
            <text:p>5</text:p>
          </table:table-cell>
          <table:table-cell table:formula="of:=[.$C$3]*([.B24]/([.B24]+[.$C$4]))" office:value-type="float" office:value="0.741860465116279" calcext:value-type="float">
            <text:p>0.741860465116279</text:p>
          </table:table-cell>
          <table:table-cell table:formula="of:=1000*[.$C$3]/([.$C$4]+[.B24])" office:value-type="float" office:value="25.5813953488372" calcext:value-type="float">
            <text:p>25.5813953488372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6" calcext:value-type="float">
            <text:p>26</text:p>
          </table:table-cell>
          <table:table-cell table:formula="of:=[.$C$5]/1000*[.B25]" office:value-type="float" office:value="0.13" calcext:value-type="float">
            <text:p>0.13</text:p>
          </table:table-cell>
          <table:table-cell table:formula="of:=[.$C$5]" office:value-type="float" office:value="5" calcext:value-type="float">
            <text:p>5</text:p>
          </table:table-cell>
          <table:table-cell table:formula="of:=[.$C$3]*([.B25]/([.B25]+[.$C$4]))" office:value-type="float" office:value="0.680952380952381" calcext:value-type="float">
            <text:p>0.680952380952381</text:p>
          </table:table-cell>
          <table:table-cell table:formula="of:=1000*[.$C$3]/([.$C$4]+[.B25])" office:value-type="float" office:value="26.1904761904762" calcext:value-type="float">
            <text:p>26.1904761904762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3" calcext:value-type="float">
            <text:p>23</text:p>
          </table:table-cell>
          <table:table-cell table:formula="of:=[.$C$5]/1000*[.B26]" office:value-type="float" office:value="0.115" calcext:value-type="float">
            <text:p>0.115</text:p>
          </table:table-cell>
          <table:table-cell table:formula="of:=[.$C$5]" office:value-type="float" office:value="5" calcext:value-type="float">
            <text:p>5</text:p>
          </table:table-cell>
          <table:table-cell table:formula="of:=[.$C$3]*([.B26]/([.B26]+[.$C$4]))" office:value-type="float" office:value="0.617073170731707" calcext:value-type="float">
            <text:p>0.617073170731707</text:p>
          </table:table-cell>
          <table:table-cell table:formula="of:=1000*[.$C$3]/([.$C$4]+[.B26])" office:value-type="float" office:value="26.8292682926829" calcext:value-type="float">
            <text:p>26.8292682926829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1" calcext:value-type="float">
            <text:p>21</text:p>
          </table:table-cell>
          <table:table-cell table:formula="of:=[.$C$5]/1000*[.B27]" office:value-type="float" office:value="0.105" calcext:value-type="float">
            <text:p>0.105</text:p>
          </table:table-cell>
          <table:table-cell table:formula="of:=[.$C$5]" office:value-type="float" office:value="5" calcext:value-type="float">
            <text:p>5</text:p>
          </table:table-cell>
          <table:table-cell table:formula="of:=[.$C$3]*([.B27]/([.B27]+[.$C$4]))" office:value-type="float" office:value="0.572727272727273" calcext:value-type="float">
            <text:p>0.572727272727273</text:p>
          </table:table-cell>
          <table:table-cell table:formula="of:=1000*[.$C$3]/([.$C$4]+[.B27])" office:value-type="float" office:value="27.2727272727273" calcext:value-type="float">
            <text:p>27.2727272727273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table:formula="of:=[.$C$5]/1000*[.B28]" office:value-type="float" office:value="0.095" calcext:value-type="float">
            <text:p>0.095</text:p>
          </table:table-cell>
          <table:table-cell table:formula="of:=[.$C$5]" office:value-type="float" office:value="5" calcext:value-type="float">
            <text:p>5</text:p>
          </table:table-cell>
          <table:table-cell table:formula="of:=[.$C$3]*([.B28]/([.B28]+[.$C$4]))" office:value-type="float" office:value="0.526890756302521" calcext:value-type="float">
            <text:p>0.526890756302521</text:p>
          </table:table-cell>
          <table:table-cell table:formula="of:=1000*[.$C$3]/([.$C$4]+[.B28])" office:value-type="float" office:value="27.7310924369748" calcext:value-type="float">
            <text:p>27.7310924369748</text:p>
          </table:table-cell>
          <table:table-cell table:number-columns-repeated="4"/>
        </table:table-row>
        <table:table-row table:style-name="ro1" table:number-rows-repeated="19">
          <table:table-cell table:number-columns-repeated="10"/>
        </table:table-row>
        <table:table-row table:style-name="ro1">
          <table:table-cell table:number-columns-repeated="9"/>
          <table:table-cell table:formula="of:=144.8*(2.77^-0.316)" office:value-type="float" office:value="104.940941159669" calcext:value-type="float">
            <text:p>104.9409411596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 style:data-style-name="N2" text:time-value="22:11:24.0593819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4:29:59.530599302</meta:creation-date>
    <dc:date>2020-03-30T22:17:42.866906010</dc:date>
    <meta:editing-duration>P2DT19H21M18S</meta:editing-duration>
    <meta:editing-cycles>4</meta:editing-cycles>
    <meta:generator>LibreOffice/6.2.8.2$Linux_X86_64 LibreOffice_project/20$Build-2</meta:generator>
    <meta:document-statistic meta:table-count="1" meta:cell-count="14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735cm" svg:y="4.204cm" style:legend-expansion="high" chart:style-name="ch2"/>
        <chart:plot-area chart:style-name="ch3" table:cell-range-address="Sheet1.A8:Sheet1.B28" svg:x="0.319cm" svg:y="0.18cm" svg:width="13.097cm" svg:height="8.646cm">
          <chartooo:coordinate-region svg:x="1.126cm" svg:y="0.379cm" svg:width="12.0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8:Sheet1.B28" chart:class="chart:scatter">
            <chart:domain table:cell-range-address="Sheet1.A8:Sheet1.A28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0">
                <text:p>120</text:p>
                <draw:g>
                  <svg:desc>Sheet1.A8:Sheet1.A28</svg:desc>
                </draw:g>
              </table:table-cell>
              <table:table-cell office:value-type="float" office:value="322">
                <text:p>322</text:p>
                <draw:g>
                  <svg:desc>Sheet1.B8:Sheet1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1">
                <text:p>13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">
                <text:p>14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9">
                <text:p>14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8">
                <text:p>15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7">
                <text:p>16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6">
                <text:p>17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5">
                <text:p>18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4">
                <text:p>19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3">
                <text:p>20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2">
                <text:p>21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1">
                <text:p>22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0">
                <text:p>23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9">
                <text:p>2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8">
                <text:p>24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7">
                <text:p>25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6">
                <text:p>2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5">
                <text:p>27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4">
                <text:p>2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3">
                <text:p>29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0.844cm" svg:y="3.955cm" style:legend-expansion="high" chart:style-name="ch2"/>
        <chart:plot-area chart:style-name="ch3" table:cell-range-address="Sheet1.A8:Sheet1.A28 Sheet1.E7:Sheet1.E28" chart:data-source-has-labels="row" svg:x="0.319cm" svg:y="0.18cm" svg:width="10.206cm" svg:height="8.646cm">
          <chartooo:coordinate-region svg:x="1.046cm" svg:y="0.38cm" svg:width="9.19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8:Sheet1.E28" chart:label-cell-address="Sheet1.E7:Sheet1.E7" chart:class="chart:scatter">
            <chart:domain table:cell-range-address="Sheet1.A8:Sheet1.A28"/>
            <chart:regression-curve chart:style-name="ch7">
              <chart:equation chart:display-equation="true" chart:display-r-square="true"/>
            </chart:regression-curve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ut (Rdiv)</text:p>
                <draw:g>
                  <svg:desc>Sheet1.E7:Sheet1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0">
                <text:p>120</text:p>
                <draw:g>
                  <svg:desc>Sheet1.A8:Sheet1.A28</svg:desc>
                </draw:g>
              </table:table-cell>
              <table:table-cell office:value-type="float" office:value="2.51800947867299">
                <text:p>2.51800947867299</text:p>
                <draw:g>
                  <svg:desc>Sheet1.E8:Sheet1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1">
                <text:p>131</text:p>
              </table:table-cell>
              <table:table-cell office:value-type="float" office:value="2.3983606557377">
                <text:p>2.39836065573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">
                <text:p>140</text:p>
              </table:table-cell>
              <table:table-cell office:value-type="float" office:value="2.27196261682243">
                <text:p>2.271962616822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9">
                <text:p>149</text:p>
              </table:table-cell>
              <table:table-cell office:value-type="float" office:value="2.14210526315789">
                <text:p>2.142105263157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8">
                <text:p>158</text:p>
              </table:table-cell>
              <table:table-cell office:value-type="float" office:value="2.00588235294118">
                <text:p>2.005882352941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7">
                <text:p>167</text:p>
              </table:table-cell>
              <table:table-cell office:value-type="float" office:value="1.87142857142857">
                <text:p>1.871428571428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6">
                <text:p>176</text:p>
              </table:table-cell>
              <table:table-cell office:value-type="float" office:value="1.74339622641509">
                <text:p>1.743396226415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5">
                <text:p>185</text:p>
              </table:table-cell>
              <table:table-cell office:value-type="float" office:value="1.61632653061224">
                <text:p>1.616326530612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4">
                <text:p>194</text:p>
              </table:table-cell>
              <table:table-cell office:value-type="float" office:value="1.49672131147541">
                <text:p>1.496721311475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3">
                <text:p>203</text:p>
              </table:table-cell>
              <table:table-cell office:value-type="float" office:value="1.37017543859649">
                <text:p>1.370175438596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2">
                <text:p>212</text:p>
              </table:table-cell>
              <table:table-cell office:value-type="float" office:value="1.26296296296296">
                <text:p>1.262962962962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1">
                <text:p>221</text:p>
              </table:table-cell>
              <table:table-cell office:value-type="float" office:value="1.15714285714286">
                <text:p>1.15714285714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0">
                <text:p>230</text:p>
              </table:table-cell>
              <table:table-cell office:value-type="float" office:value="1.05510204081633">
                <text:p>1.055102040816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9">
                <text:p>239</text:p>
              </table:table-cell>
              <table:table-cell office:value-type="float" office:value="0.959574468085106">
                <text:p>0.9595744680851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8">
                <text:p>248</text:p>
              </table:table-cell>
              <table:table-cell office:value-type="float" office:value="0.891240875912409">
                <text:p>0.8912408759124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7">
                <text:p>25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6">
                <text:p>266</text:p>
              </table:table-cell>
              <table:table-cell office:value-type="float" office:value="0.741860465116279">
                <text:p>0.7418604651162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5">
                <text:p>275</text:p>
              </table:table-cell>
              <table:table-cell office:value-type="float" office:value="0.680952380952381">
                <text:p>0.6809523809523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4">
                <text:p>284</text:p>
              </table:table-cell>
              <table:table-cell office:value-type="float" office:value="0.617073170731707">
                <text:p>0.6170731707317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3">
                <text:p>293</text:p>
              </table:table-cell>
              <table:table-cell office:value-type="float" office:value="0.572727272727273">
                <text:p>0.5727272727272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0.526890756302521">
                <text:p>0.5268907563025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1.77cm" svg:y="3.955cm" style:legend-expansion="high" chart:style-name="ch2"/>
        <chart:plot-area chart:style-name="ch3" table:cell-range-address="Sheet1.C7:Sheet1.C28 Sheet1.A8:Sheet1.A28" chart:data-source-has-labels="row" svg:x="0.319cm" svg:y="0.18cm" svg:width="11.132cm" svg:height="8.646cm">
          <chartooo:coordinate-region svg:x="1.126cm" svg:y="0.379cm" svg:width="10.08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8:Sheet1.A28" chart:label-cell-address="Sheet1.C7:Sheet1.C7" chart:class="chart:scatter">
            <chart:domain table:cell-range-address="Sheet1.C8:Sheet1.C28"/>
            <chart:regression-curve chart:style-name="ch7">
              <chart:equation chart:display-equation="true" chart:display-r-square="true"/>
            </chart:regression-curve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out (Isrc)</text:p>
                <draw:g>
                  <svg:desc>Sheet1.C7:Sheet1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1">
                <text:p>1.61</text:p>
                <draw:g>
                  <svg:desc>Sheet1.C8:Sheet1.C28</svg:desc>
                </draw:g>
              </table:table-cell>
              <table:table-cell office:value-type="float" office:value="120">
                <text:p>120</text:p>
                <draw:g>
                  <svg:desc>Sheet1.A8:Sheet1.A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3">
                <text:p>1.3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05">
                <text:p>1.10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25">
                <text:p>0.92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5">
                <text:p>0.77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5">
                <text:p>0.65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6">
                <text:p>0.5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8">
                <text:p>0.4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15">
                <text:p>0.41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5">
                <text:p>0.35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">
                <text:p>0.31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">
                <text:p>0.2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35">
                <text:p>0.23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05">
                <text:p>0.20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85">
                <text:p>0.18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45">
                <text:p>0.14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">
                <text:p>0.13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15">
                <text:p>0.115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5">
                <text:p>0.10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5">
                <text:p>0.095</text:p>
              </table:table-cell>
              <table:table-cell office:value-type="float" office:value="300">
                <text:p>3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